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1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6"/>
        <table:table-column table:style-name="co2" table:number-columns-repeated="1021" table:default-cell-style-name="Default"/>
        <table:table-row table:style-name="ro1">
          <table:table-cell table:style-name="ce1" office:value-type="string">
            <text:p>Feature</text:p>
          </table:table-cell>
          <table:table-cell table:style-name="ce3" office:value-type="string">
            <text:p>Bionet2</text:p>
          </table:table-cell>
          <table:table-cell table:style-name="ce3" office:value-type="string">
            <text:p>OpenDDS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QoS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omains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uilt-in Topics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it Sets</text:p>
          </table:table-cell>
          <table:table-cell table:style-name="ce5" office:value-type="string">
            <text:p>X*</text:p>
          </table:table-cell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ulticast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luggable Transport Modules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ecentralized Peer Discovery</text:p>
          </table:table-cell>
          <table:table-cell table:style-name="ce5" office:value-type="string">
            <text:p>X</text:p>
          </table:table-cell>
          <table:table-cell table:style-name="ce7" office:value-type="string">
            <text:p>*</text:p>
          </table:table-cell>
          <table:table-cell table:number-columns-repeated="1021"/>
        </table:table-row>
        <table:table-row table:style-name="ro1">
          <table:table-cell office:value-type="string">
            <text:p>Small API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>
            <text:p>Authentication/Authorization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>
            <text:p>Encryption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>
            <text:p>DTN Integration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>
            <text:p>Pub/Sub historical data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>
            <text:p>Tear-away Networking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tandards Bodie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IETF/IRTF Standards Based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>
            <text:p>ISO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2" office:value-type="string">
            <text:p>OMG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>
            <text:p>Language Bindings</text:p>
          </table:table-cell>
          <table:table-cell table:number-columns-repeated="1023"/>
        </table:table-row>
        <table:table-row table:style-name="ro1">
          <table:table-cell office:value-type="string">
            <text:p>Non-OO API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>
            <text:p>OO API</text:p>
          </table:table-cell>
          <table:table-cell table:style-name="ce7" office:value-type="string">
            <text:p>*</text:p>
          </table:table-cell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ative C API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>
            <text:p>Native C++ API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WIG Compatibility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>
            <text:p>Python Bindings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>
            <text:p>Java Bindings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latforms</text:p>
          </table:table-cell>
          <table:table-cell table:number-columns-repeated="1023"/>
        </table:table-row>
        <table:table-row table:style-name="ro1">
          <table:table-cell office:value-type="string">
            <text:p>Windows XP/Server 2003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indows Mobile 6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indows CE</text:p>
          </table:table-cell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>
            <text:p>Red Hat Enterprise Linux 4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ed Hat Enterprise Linux 5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ed Hat 7.2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edora Core (3, 6)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edora Core (11, 12)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>
            <text:p>Ubuntu 7.04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>
            <text:p>Ubuntu 7.10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>
            <text:p>Ubuntu 8.04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>
            <text:p>Ubuntu 8.10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Ubuntu 9.04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>
            <text:p>Ubuntu 9.10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>
            <text:p>Debian Lenny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>
            <text:p>Gentoo Linux</text:p>
          </table:table-cell>
          <table:table-cell table:style-name="ce5" office:value-type="string">
            <text:p>X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>
            <text:p>SunOS 5.9-5.11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pple OSX 10.5 Leopard</text:p>
          </table:table-cell>
          <table:table-cell table:style-name="ce5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NX Neutrino</text:p>
          </table:table-cell>
          <table:table-cell table:style-name="ce4"/>
          <table:table-cell table:style-name="ce5"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Notes:</text:p>
          </table:table-cell>
          <table:table-cell table:number-columns-repeated="1023"/>
        </table:table-row>
        <table:table-row table:style-name="ro1">
          <table:table-cell office:value-type="string">
            <text:p>OpenDDS peer discovery uses a central directory server which can be federated.</text:p>
          </table:table-cell>
          <table:table-cell table:number-columns-repeated="1023"/>
        </table:table-row>
        <table:table-row table:style-name="ro1">
          <table:table-cell office:value-type="string">
            <text:p>Plans are in the works for a Bionet C++ API</text:p>
          </table:table-cell>
          <table:table-cell table:number-columns-repeated="1023"/>
        </table:table-row>
        <table:table-row table:style-name="ro2">
          <table:table-cell office:value-type="string">
            <text:p>Bionet wait sets are HAB/Client implementation specific, but also reduce network traffic.</text:p>
          </table:table-cell>
          <table:table-cell table:number-columns-repeated="1023"/>
        </table:table-row>
        <table:table-row table:style-name="ro1" table:number-rows-repeated="65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4">12/14/2009</text:date>, <text:time>13:3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nny Maiorani</meta:initial-creator>
    <meta:creation-date>2009-12-10T13:38:28</meta:creation-date>
    <dc:date>2009-12-14T10:44:25</dc:date>
    <dc:creator>Lenny Maiorani</dc:creator>
    <meta:editing-duration>PT00H23M55S</meta:editing-duration>
    <meta:editing-cycles>2</meta:editing-cycles>
    <meta:generator>OpenOffice.org/3.1$Unix OpenOffice.org_project/310m19$Build-9420</meta:generator>
    <meta:document-statistic meta:table-count="3" meta:cell-count="101" meta:object-count="0"/>
  </office:meta>
</office:document-meta>
</file>